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49.95pt"/>
    </style:style>
    <style:style style:name="co3" style:family="table-column">
      <style:table-column-properties fo:break-before="auto" style:column-width="306.54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20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2.05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6.54pt"/>
    </style:style>
    <style:style style:name="co10" style:family="table-column">
      <style:table-column-properties fo:break-before="auto" style:column-width="286.7pt"/>
    </style:style>
    <style:style style:name="co11" style:family="table-column">
      <style:table-column-properties fo:break-before="auto" style:column-width="87.25pt"/>
    </style:style>
    <style:style style:name="co12" style:family="table-column">
      <style:table-column-properties fo:break-before="auto" style:column-width="14.85pt"/>
    </style:style>
    <style:style style:name="co13" style:family="table-column">
      <style:table-column-properties fo:break-before="auto" style:column-width="131.19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33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6pt solid #000000"/>
      <style:text-properties fo:color="#2a6099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color="#2a6099"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istribution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BLYTER CONFIGURATION FI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This tab describes the configuration metadata. The actual configuration data are specificed in the tabs “input” and “output”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ts content goes inside the Genericode (GC) element &lt;Identification/&gt;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ield name</text:p>
          </table:table-cell>
          <table:table-cell table:style-name="ce15" office:value-type="string" calcext:value-type="string">
            <text:p>Field value</text:p>
          </table:table-cell>
          <table:table-cell table:style-name="ce15"/>
          <table:table-cell table:style-name="ce15" office:value-type="string" calcext:value-type="string">
            <text:p>Internal symbo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el name:</text:p>
          </table:table-cell>
          <table:table-cell office:value-type="string" calcext:value-type="string">
            <text:p>RpaM</text:p>
          </table:table-cell>
          <table:table-cell/>
          <table:table-cell office:value-type="string" calcext:value-type="string">
            <text:p>${shortName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el Long Name:</text:p>
          </table:table-cell>
          <table:table-cell office:value-type="string" calcext:value-type="string">
            <text:p>Representation Powers and Mandates</text:p>
          </table:table-cell>
          <table:table-cell/>
          <table:table-cell office:value-type="string" calcext:value-type="string">
            <text:p>${longName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el Version: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${version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nonical URI:</text:p>
          </table:table-cell>
          <table:table-cell office:value-type="string" calcext:value-type="string">
            <text:p>urn:eu:digit:isa:names:specification:rpam</text:p>
          </table:table-cell>
          <table:table-cell/>
          <table:table-cell office:value-type="string" calcext:value-type="string">
            <text:p>${canonicalURI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nonical Version URI:</text:p>
          </table:table-cell>
          <table:table-cell office:value-type="string" calcext:value-type="string">
            <text:p>urn:eu:digit:isa:names:specification:rpam:1.0</text:p>
          </table:table-cell>
          <table:table-cell/>
          <table:table-cell office:value-type="string" calcext:value-type="string">
            <text:p>${canonicalVersionURI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cation URI:</text:p>
          </table:table-cell>
          <table:table-cell table:style-name="ce17" office:value-type="string" calcext:value-type="string">
            <text:p><text:a xlink:href="https://github.com/everis-rpam/RPaM-Ontology" xlink:type="simple">https://github.com/everis-rpam/RPaM-Ontology</text:a></text:p>
          </table:table-cell>
          <table:table-cell table:style-name="ce17"/>
          <table:table-cell office:value-type="string" calcext:value-type="string">
            <text:p>${locationURI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ency Long Name:</text:p>
          </table:table-cell>
          <table:table-cell office:value-type="string" calcext:value-type="string">
            <text:p>Interoperability Solutions for Public Administrations, programme</text:p>
          </table:table-cell>
          <table:table-cell/>
          <table:table-cell office:value-type="string" calcext:value-type="string">
            <text:p>${agencyLongName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ency Identifier:</text:p>
          </table:table-cell>
          <table:table-cell office:value-type="string" calcext:value-type="string">
            <text:p>ISA2</text:p>
          </table:table-cell>
          <table:table-cell/>
          <table:table-cell office:value-type="string" calcext:value-type="string">
            <text:p>${agencyIdentifier}</text:p>
          </table:table-cell>
          <table:table-cell table:number-columns-repeated="1019"/>
        </table:table-row>
        <table:table-row table:style-name="ro1">
          <table:table-cell/>
          <table:table-cell table:style-name="ce17"/>
          <table:table-cell table:number-columns-repeated="1022"/>
        </table:table-row>
      </table:table>
      <table:table table:name="global-variables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6" table:number-columns-repeated="1018" table:default-cell-style-name="ce6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Global vari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is sheet declares the variables needed for the end-to-end execution of the whole pipeline.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Variable nam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Internal Symbo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BLversion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The UBL version used for the generation of this distribution package.</text:p>
          </table:table-cell>
          <table:table-cell office:value-type="string" calcext:value-type="string">
            <text:p>String</text:p>
          </table:table-cell>
          <table:table-cell table:formula="of:=COM.MICROSOFT.CONCAT(&quot;${&quot;;[.B10];&quot;}&quot;)" office:value-type="string" office:string-value="${UBLversion}" calcext:value-type="string">
            <text:p>${UBLversion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BLprevVersion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The UBL version immediately prior to the one used for the generation of the W3C schemas.</text:p>
          </table:table-cell>
          <table:table-cell office:value-type="string" calcext:value-type="string">
            <text:p>String</text:p>
          </table:table-cell>
          <table:table-cell table:formula="of:=COM.MICROSOFT.CONCAT(&quot;${&quot;;[.B11];&quot;}&quot;)" office:value-type="string" office:string-value="${UBLprevVersion}" calcext:value-type="string">
            <text:p>${UBLprevVersion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IEexten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verride this as "no" for UBL 2.2 and earlier.</text:p>
          </table:table-cell>
          <table:table-cell office:value-type="string" calcext:value-type="string">
            <text:p>String</text:p>
          </table:table-cell>
          <table:table-cell table:formula="of:=COM.MICROSOFT.CONCAT(&quot;${&quot;;[.B12];&quot;}&quot;)" office:value-type="string" office:string-value="${ABIEextensions}" calcext:value-type="string">
            <text:p>${ABIEextensions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2obdndr</text:p>
          </table:table-cell>
          <table:table-cell office:value-type="string" calcext:value-type="string">
            <text:p>20190320-0140z</text:p>
          </table:table-cell>
          <table:table-cell office:value-type="string" calcext:value-type="string">
            <text:p>Timestamp of the Cranesoftwrights' utilities for the transformation of the BIE components expressed as Genericode into W3C XSD schemas.</text:p>
          </table:table-cell>
          <table:table-cell office:value-type="string" calcext:value-type="string">
            <text:p>String</text:p>
          </table:table-cell>
          <table:table-cell table:formula="of:=COM.MICROSOFT.CONCAT(&quot;${&quot;;[.B13];&quot;}&quot;)" office:value-type="string" office:string-value="${gc2obdndr}" calcext:value-type="string">
            <text:p>${gc2obdndr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s2obdgc</text:p>
          </table:table-cell>
          <table:table-cell office:value-type="string" calcext:value-type="string">
            <text:p>20180921-2010z</text:p>
          </table:table-cell>
          <table:table-cell office:value-type="string" calcext:value-type="string">
            <text:p>Timestamp of the Cranesoftwrights' utilities for the transformation of the ODS Spreadsheets containing the models into Genericode.</text:p>
          </table:table-cell>
          <table:table-cell office:value-type="string" calcext:value-type="string">
            <text:p>String</text:p>
          </table:table-cell>
          <table:table-cell table:formula="of:=COM.MICROSOFT.CONCAT(&quot;${&quot;;[.B14];&quot;}&quot;)" office:value-type="string" office:string-value="${ods2obdgc}" calcext:value-type="string">
            <text:p>${ods2obdgc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vagcxsl</text:p>
          </table:table-cell>
          <table:table-cell office:value-type="string" calcext:value-type="string">
            <text:p>20130416-0040z</text:p>
          </table:table-cell>
          <table:table-cell office:value-type="string" calcext:value-type="string">
            <text:p>Timestamp of the Cranesoftwrights' utilities for the transformation of he Context Value Association and Genericode files into XM Stylesheets.</text:p>
          </table:table-cell>
          <table:table-cell office:value-type="string" calcext:value-type="string">
            <text:p>String</text:p>
          </table:table-cell>
          <table:table-cell table:formula="of:=COM.MICROSOFT.CONCAT(&quot;${&quot;;[.B15];&quot;}&quot;)" office:value-type="string" office:string-value="${cvagcxsl}" calcext:value-type="string">
            <text:p>${cvagcxsl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va2sch</text:p>
          </table:table-cell>
          <table:table-cell office:value-type="string" calcext:value-type="string">
            <text:p>20130207-1940z</text:p>
          </table:table-cell>
          <table:table-cell office:value-type="string" calcext:value-type="string">
            <text:p>Timestamp of the Cranesoftwrights' utilities for the transformation of he Context Value Association files into Schematron files.</text:p>
          </table:table-cell>
          <table:table-cell office:value-type="string" calcext:value-type="string">
            <text:p>String</text:p>
          </table:table-cell>
          <table:table-cell table:formula="of:=COM.MICROSOFT.CONCAT(&quot;${&quot;;[.B16];&quot;}&quot;)" office:value-type="string" office:string-value="${cva2sch}" calcext:value-type="string">
            <text:p>${cva2sch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2odsxml</text:p>
          </table:table-cell>
          <table:table-cell office:value-type="string" calcext:value-type="string">
            <text:p>20170727-0220z</text:p>
          </table:table-cell>
          <table:table-cell office:value-type="string" calcext:value-type="string">
            <text:p>Timestamp of the Cranesoftwrights' utilities for the re-generation of the ods files from the Genericode files containing the BIE components.</text:p>
          </table:table-cell>
          <table:table-cell office:value-type="string" calcext:value-type="string">
            <text:p>String</text:p>
          </table:table-cell>
          <table:table-cell table:formula="of:=COM.MICROSOFT.CONCAT(&quot;${&quot;;[.B17];&quot;}&quot;)" office:value-type="string" office:string-value="${gc2odsxml}" calcext:value-type="string">
            <text:p>${gc2odsxml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s2confgc</text:p>
          </table:table-cell>
          <table:table-cell office:value-type="string" calcext:value-type="string">
            <text:p>20190413-1933z</text:p>
          </table:table-cell>
          <table:table-cell office:value-type="string" calcext:value-type="string">
            <text:p>Timestamp of the everis-sembu's utilities for the generation of the blyter configuration files into Genericode, JSON and RDF formats.</text:p>
          </table:table-cell>
          <table:table-cell office:value-type="string" calcext:value-type="string">
            <text:p>String</text:p>
          </table:table-cell>
          <table:table-cell table:formula="of:=COM.MICROSOFT.CONCAT(&quot;${&quot;;[.B18];&quot;}&quot;)" office:value-type="string" office:string-value="${ods2confgc}" calcext:value-type="string">
            <text:p>${ods2confgc}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-fi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n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which folders and files are needed before executing the application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Path name</text:p>
          </table:table-cell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r</text:p>
          </table:table-cell>
          <table:table-cell office:value-type="string" calcext:value-type="string">
            <text:p>./input/</text:p>
          </table:table-cell>
          <table:table-cell office:value-type="string" calcext:value-type="string">
            <text:p><text:span text:style-name="T1">Inputs</text:span> for one or more steps of the pipeline or needed to configure the applic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inDir}" calcext:value-type="string">
            <text:p>${inDir}</text:p>
          </table:table-cell>
        </table:table-row>
        <table:table-row table:style-name="ro1">
          <table:table-cell/>
          <table:table-cell office:value-type="string" calcext:value-type="string">
            <text:p>rawDir</text:p>
          </table:table-cell>
          <table:table-cell office:value-type="string" calcext:value-type="string">
            <text:p>${indir}raw/</text:p>
          </table:table-cell>
          <table:table-cell office:value-type="string" calcext:value-type="string">
            <text:p>Skeleton and constant files, i.e. those files that are needed to deploy the application, regardless of the configur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rawDir}" calcext:value-type="string">
            <text:p>${rawDir}</text:p>
          </table:table-cell>
        </table:table-row>
        <table:table-row table:style-name="ro1">
          <table:table-cell/>
          <table:table-cell office:value-type="string" calcext:value-type="string">
            <text:p>inMod</text:p>
          </table:table-cell>
          <table:table-cell office:value-type="string" calcext:value-type="string">
            <text:p>${indir}mod/</text:p>
          </table:table-cell>
          <table:table-cell office:value-type="string" calcext:value-type="string">
            <text:p>Location of the model. In UBL models are maintained as spread-sheets-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2];&quot;}&quot;)" office:value-type="string" office:string-value="${inMod}" calcext:value-type="string">
            <text:p>${inMod}</text:p>
          </table:table-cell>
        </table:table-row>
        <table:table-row table:style-name="ro1">
          <table:table-cell/>
          <table:table-cell office:value-type="string" calcext:value-type="string">
            <text:p>inIdent</text:p>
          </table:table-cell>
          <table:table-cell office:value-type="string" calcext:value-type="string">
            <text:p>${indir}ident/</text:p>
          </table:table-cell>
          <table:table-cell office:value-type="string" calcext:value-type="string">
            <text:p>Metadata for the identification of the BIE(s), namespaces, UBLversion, etc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3];&quot;}&quot;)" office:value-type="string" office:string-value="${inIdent}" calcext:value-type="string">
            <text:p>${inIdent}</text:p>
          </table:table-cell>
        </table:table-row>
        <table:table-row table:style-name="ro1">
          <table:table-cell/>
          <table:table-cell office:value-type="string" calcext:value-type="string">
            <text:p>inMassage</text:p>
          </table:table-cell>
          <table:table-cell office:value-type="string" calcext:value-type="string">
            <text:p>${indir}massage/</text:p>
          </table:table-cell>
          <table:table-cell office:value-type="string" calcext:value-type="string">
            <text:p>Long ODS tabs names need to be shortened at edition time, in the ods, and spanned at GC generation time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4];&quot;}&quot;)" office:value-type="string" office:string-value="${inMassage}" calcext:value-type="string">
            <text:p>${inMassage}</text:p>
          </table:table-cell>
        </table:table-row>
        <table:table-row table:style-name="ro1">
          <table:table-cell/>
          <table:table-cell office:value-type="string" calcext:value-type="string">
            <text:p>inGCDir</text:p>
          </table:table-cell>
          <table:table-cell office:value-type="string" calcext:value-type="string">
            <text:p>${indir}gc/</text:p>
          </table:table-cell>
          <table:table-cell office:value-type="string" calcext:value-type="string">
            <text:p>Location of input gc files, e.g. previous version of the UBL-Entitites as gc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5];&quot;}&quot;)" office:value-type="string" office:string-value="${inGCDir}" calcext:value-type="string">
            <text:p>${inGCDir}</text:p>
          </table:table-cell>
        </table:table-row>
        <table:table-row table:style-name="ro1">
          <table:table-cell/>
          <table:table-cell office:value-type="string" calcext:value-type="string">
            <text:p>utilDir</text:p>
          </table:table-cell>
          <table:table-cell office:value-type="string" calcext:value-type="string">
            <text:p>./util/</text:p>
          </table:table-cell>
          <table:table-cell office:value-type="string" calcext:value-type="string">
            <text:p>Utilities directory with XSL-T and everis-sembu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6];&quot;}&quot;)" office:value-type="string" office:string-value="${utilDir}" calcext:value-type="string">
            <text:p>${utilDir}</text:p>
          </table:table-cell>
        </table:table-row>
        <table:table-row table:style-name="ro1">
          <table:table-cell/>
          <table:table-cell office:value-type="string" calcext:value-type="string">
            <text:p>configDir</text:p>
          </table:table-cell>
          <table:table-cell office:value-type="string" calcext:value-type="string">
            <text:p>./conf/</text:p>
          </table:table-cell>
          <table:table-cell office:value-type="string" calcext:value-type="string">
            <text:p>Model configuration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7];&quot;}&quot;)" office:value-type="string" office:string-value="${configDir}" calcext:value-type="string">
            <text:p>${configDir}</text:p>
          </table:table-cell>
        </table:table-row>
        <table:table-row table:style-name="ro1">
          <table:table-cell/>
          <table:table-cell office:value-type="string" calcext:value-type="string">
            <text:p>modelConfFile</text:p>
          </table:table-cell>
          <table:table-cell office:value-type="string" calcext:value-type="string">
            <text:p>${configDir}config-UBL-${UBLversion}-${modelName}.xml</text:p>
          </table:table-cell>
          <table:table-cell office:value-type="string" calcext:value-type="string">
            <text:p>The default UBL configuration file for this model.</text:p>
          </table:table-cell>
          <table:table-cell office:value-type="string" calcext:value-type="string">
            <text:p>File</text:p>
          </table:table-cell>
          <table:table-cell table:formula="of:=COM.MICROSOFT.CONCAT(&quot;${&quot;;[.B18];&quot;}&quot;)" office:value-type="string" office:string-value="${modelConfFile}" calcext:value-type="string">
            <text:p>${modelConfFile}</text:p>
          </table:table-cell>
        </table:table-row>
        <table:table-row table:style-name="ro1">
          <table:table-cell/>
          <table:table-cell office:value-type="string" calcext:value-type="string">
            <text:p>spellFile</text:p>
          </table:table-cell>
          <table:table-cell office:value-type="string" calcext:value-type="string">
            <text:p>${utilDir}wordlist-UBL-${UBLversion}.txt</text:p>
          </table:table-cell>
          <table:table-cell office:value-type="string" calcext:value-type="string">
            <text:p>To check the spelling of the words in the model.</text:p>
          </table:table-cell>
          <table:table-cell office:value-type="string" calcext:value-type="string">
            <text:p>File</text:p>
          </table:table-cell>
          <table:table-cell table:formula="of:=COM.MICROSOFT.CONCAT(&quot;${&quot;;[.B19];&quot;}&quot;)" office:value-type="string" office:string-value="${spellFile}" calcext:value-type="string">
            <text:p>${spellFile}</text:p>
          </table:table-cell>
        </table:table-row>
        <table:table-row table:style-name="ro1">
          <table:table-cell/>
          <table:table-cell office:value-type="string" calcext:value-type="string">
            <text:p>lengthen_model_name_uri</text:p>
          </table:table-cell>
          <table:table-cell office:value-type="string" calcext:value-type="string">
            <text:p>${inMassage}massageModelName-${UBLversion}.xml</text:p>
          </table:table-cell>
          <table:table-cell office:value-type="string" calcext:value-type="string">
            <text:p>File containing the abbreviated and non-abbreviated correspondance names of the ods tabs.</text:p>
          </table:table-cell>
          <table:table-cell office:value-type="string" calcext:value-type="string">
            <text:p>File</text:p>
          </table:table-cell>
          <table:table-cell table:formula="of:=COM.MICROSOFT.CONCAT(&quot;${&quot;;[.B20];&quot;}&quot;)" office:value-type="string" office:string-value="${lengthen_model_name_uri}" calcext:value-type="string">
            <text:p>${lengthen_model_name_uri}</text:p>
          </table:table-cell>
        </table:table-row>
        <table:table-row table:style-name="ro1">
          <table:table-cell/>
          <table:table-cell office:value-type="string" calcext:value-type="string">
            <text:p>ods2gcXSL</text:p>
          </table:table-cell>
          <table:table-cell office:value-type="string" calcext:value-type="string">
            <text:p>${utilDir}Crane-ods2obdgc-${ods2obdgc}/Crane-ods2obdgc.xsl</text:p>
          </table:table-cell>
          <table:table-cell office:value-type="string" calcext:value-type="string">
            <text:p>Main XSL-T file for the transformation of the ods files into Genericode files.</text:p>
          </table:table-cell>
          <table:table-cell office:value-type="string" calcext:value-type="string">
            <text:p>File</text:p>
          </table:table-cell>
          <table:table-cell table:formula="of:=COM.MICROSOFT.CONCAT(&quot;${&quot;;[.B21];&quot;}&quot;)" office:value-type="string" office:string-value="${ods2gcXSL}" calcext:value-type="string">
            <text:p>${ods2gcXSL}</text:p>
          </table:table-cell>
        </table:table-row>
        <table:table-row table:style-name="ro1">
          <table:table-cell/>
          <table:table-cell office:value-type="string" calcext:value-type="string">
            <text:p>checkXSL</text:p>
          </table:table-cell>
          <table:table-cell office:value-type="string" calcext:value-type="string">
            <text:p>${utilDir}Crane-gc2obdndr--${gc2obdndr}/Crane-checkgc4obdndr.xsl</text:p>
          </table:table-cell>
          <table:table-cell office:value-type="string" calcext:value-type="string">
            <text:p>Main XSL-T file used to check the conformance of the BIE components, in the GC file, to the UBL Naming and Design Rules (NDR).</text:p>
          </table:table-cell>
          <table:table-cell office:value-type="string" calcext:value-type="string">
            <text:p>File</text:p>
          </table:table-cell>
          <table:table-cell table:formula="of:=COM.MICROSOFT.CONCAT(&quot;${&quot;;[.B22];&quot;}&quot;)" office:value-type="string" office:string-value="${checkXSL}" calcext:value-type="string">
            <text:p>${checkXSL}</text:p>
          </table:table-cell>
        </table:table-row>
        <table:table-row table:style-name="ro1">
          <table:table-cell/>
          <table:table-cell office:value-type="string" calcext:value-type="string">
            <text:p>gc2ndrXSL</text:p>
          </table:table-cell>
          <table:table-cell office:value-type="string" calcext:value-type="string">
            <text:p>${utilDir}Crane-gc2obdndr--${gc2obdndr}/Crane-gc2obdndr.xsl</text:p>
          </table:table-cell>
          <table:table-cell office:value-type="string" calcext:value-type="string">
            <text:p>Main XSL-T file used to generate the XSD files.</text:p>
          </table:table-cell>
          <table:table-cell office:value-type="string" calcext:value-type="string">
            <text:p>File</text:p>
          </table:table-cell>
          <table:table-cell table:formula="of:=COM.MICROSOFT.CONCAT(&quot;${&quot;;[.B23];&quot;}&quot;)" office:value-type="string" office:string-value="${gc2ndrXSL}" calcext:value-type="string">
            <text:p>${gc2ndrXSL}</text:p>
          </table:table-cell>
        </table:table-row>
      </table:table>
      <table:table table:name="output-directori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Ou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the folders containing the automatically produced files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Path name</text:p>
          </table:table-cell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utDir</text:p>
          </table:table-cell>
          <table:table-cell office:value-type="string" calcext:value-type="string">
            <text:p>./output/</text:p>
          </table:table-cell>
          <table:table-cell office:value-type="string" calcext:value-type="string">
            <text:p>Location for any temporal or final distribution folder and files generated automatically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outDir}" calcext:value-type="string">
            <text:p>${outDir}</text:p>
          </table:table-cell>
        </table:table-row>
        <table:table-row table:style-name="ro1">
          <table:table-cell/>
          <table:table-cell office:value-type="string" calcext:value-type="string">
            <text:p>outGCDir</text:p>
          </table:table-cell>
          <table:table-cell office:value-type="string" calcext:value-type="string">
            <text:p>${outDir}gc/</text:p>
          </table:table-cell>
          <table:table-cell office:value-type="string" calcext:value-type="string">
            <text:p>Generated Genericode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outGCDir}" calcext:value-type="string">
            <text:p>${outGCDir}</text:p>
          </table:table-cell>
        </table:table-row>
        <table:table-row table:style-name="ro1">
          <table:table-cell/>
          <table:table-cell office:value-type="string" calcext:value-type="string">
            <text:p>distDir</text:p>
          </table:table-cell>
          <table:table-cell office:value-type="string" calcext:value-type="string">
            <text:p>${out}dist/</text:p>
          </table:table-cell>
          <table:table-cell office:value-type="string" calcext:value-type="string">
            <text:p>The final distribution folders and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2];&quot;}&quot;)" office:value-type="string" office:string-value="${distDir}" calcext:value-type="string">
            <text:p>${distDir}</text:p>
          </table:table-cell>
        </table:table-row>
        <table:table-row table:style-name="ro1">
          <table:table-cell/>
          <table:table-cell office:value-type="string" calcext:value-type="string">
            <text:p>outHTMLDir</text:p>
          </table:table-cell>
          <table:table-cell office:value-type="string" calcext:value-type="string">
            <text:p>${out}html/</text:p>
          </table:table-cell>
          <table:table-cell office:value-type="string" calcext:value-type="string">
            <text:p>Log reports as html pag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3];&quot;}&quot;)" office:value-type="string" office:string-value="${outHTMLDir}" calcext:value-type="string">
            <text:p>${outHTMLDir}</text:p>
          </table:table-cell>
        </table:table-row>
        <table:table-row table:style-name="ro1">
          <table:table-cell/>
          <table:table-cell office:value-type="string" calcext:value-type="string">
            <text:p>outDBDir</text:p>
          </table:table-cell>
          <table:table-cell office:value-type="string" calcext:value-type="string">
            <text:p>${out}db/</text:p>
          </table:table-cell>
          <table:table-cell office:value-type="string" calcext:value-type="string">
            <text:p>Dockbook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4];&quot;}&quot;)" office:value-type="string" office:string-value="${outDBDir}" calcext:value-type="string">
            <text:p>${outDBDir}</text:p>
          </table:table-cell>
        </table:table-row>
        <table:table-row table:style-name="ro1">
          <table:table-cell/>
          <table:table-cell office:value-type="string" calcext:value-type="string">
            <text:p>outJunkDir</text:p>
          </table:table-cell>
          <table:table-cell office:value-type="string" calcext:value-type="string">
            <text:p>${out}tmp</text:p>
          </table:table-cell>
          <table:table-cell office:value-type="string" calcext:value-type="string">
            <text:p>Temporary trash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5];&quot;}&quot;)" office:value-type="string" office:string-value="${outJunkDir}" calcext:value-type="string">
            <text:p>${outJunkDir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9:17:39.9838033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42:07.344000000</meta:creation-date>
    <dc:date>2019-04-13T20:21:18.366001922</dc:date>
    <meta:editing-duration>PT5H51M25S</meta:editing-duration>
    <meta:editing-cycles>39</meta:editing-cycles>
    <meta:generator>LibreOffice/6.1.5.2$Linux_X86_64 LibreOffice_project/10$Build-2</meta:generator>
    <meta:document-statistic meta:table-count="4" meta:cell-count="216" meta:object-count="0"/>
  </office:meta>
</office:document-meta>
</file>